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2de34" officeooo:paragraph-rsid="0002de34"/>
    </style:style>
    <style:style style:name="P2" style:family="paragraph" style:parent-style-name="Text_20_body">
      <style:paragraph-properties fo:text-align="start" style:justify-single-word="false"/>
      <style:text-properties officeooo:rsid="0002de34" officeooo:paragraph-rsid="0002de34"/>
    </style:style>
    <style:style style:name="P3" style:family="paragraph" style:parent-style-name="Text_20_body">
      <style:text-properties officeooo:rsid="0005f543" officeooo:paragraph-rsid="0005f543"/>
    </style:style>
    <style:style style:name="P4" style:family="paragraph" style:parent-style-name="Text_20_body">
      <style:text-properties officeooo:rsid="0007c2d4" officeooo:paragraph-rsid="0007c2d4"/>
    </style:style>
    <style:style style:name="P5" style:family="paragraph" style:parent-style-name="Text_20_body">
      <style:text-properties officeooo:paragraph-rsid="0005f543"/>
    </style:style>
    <style:style style:name="P6" style:family="paragraph" style:parent-style-name="Text_20_body">
      <style:text-properties officeooo:rsid="0004f7ca" officeooo:paragraph-rsid="0008a91a"/>
    </style:style>
    <style:style style:name="P7" style:family="paragraph" style:parent-style-name="Text_20_body">
      <style:text-properties officeooo:rsid="00094d3d" officeooo:paragraph-rsid="00094d3d"/>
    </style:style>
    <style:style style:name="P8" style:family="paragraph" style:parent-style-name="Text_20_body">
      <style:text-properties officeooo:rsid="000cdf9c" officeooo:paragraph-rsid="000cdf9c"/>
    </style:style>
    <style:style style:name="P9" style:family="paragraph" style:parent-style-name="Text_20_body">
      <style:text-properties officeooo:rsid="000d99a7" officeooo:paragraph-rsid="000d99a7"/>
    </style:style>
    <style:style style:name="P10" style:family="paragraph" style:parent-style-name="Text_20_body">
      <style:text-properties officeooo:rsid="000d9db7" officeooo:paragraph-rsid="000d9db7"/>
    </style:style>
    <style:style style:name="P11" style:family="paragraph" style:parent-style-name="Text_20_body">
      <style:text-properties officeooo:rsid="000f050c" officeooo:paragraph-rsid="000f050c"/>
    </style:style>
    <style:style style:name="P12" style:family="paragraph" style:parent-style-name="Text_20_body">
      <style:text-properties officeooo:rsid="000f48db" officeooo:paragraph-rsid="000f48db"/>
    </style:style>
    <style:style style:name="P13" style:family="paragraph" style:parent-style-name="Text_20_body">
      <style:text-properties officeooo:rsid="00112c07" officeooo:paragraph-rsid="00112c07"/>
    </style:style>
    <style:style style:name="P14" style:family="paragraph" style:parent-style-name="Text_20_body">
      <style:text-properties officeooo:rsid="0014fda0" officeooo:paragraph-rsid="0014fda0"/>
    </style:style>
    <style:style style:name="P15" style:family="paragraph" style:parent-style-name="Text_20_body">
      <style:text-properties officeooo:rsid="00161865" officeooo:paragraph-rsid="000a52ac"/>
    </style:style>
    <style:style style:name="P16" style:family="paragraph" style:parent-style-name="Text_20_body">
      <style:text-properties officeooo:rsid="0016893f" officeooo:paragraph-rsid="0016893f"/>
    </style:style>
    <style:style style:name="P17" style:family="paragraph" style:parent-style-name="Text_20_body">
      <style:paragraph-properties fo:break-before="page"/>
      <style:text-properties officeooo:rsid="0016893f" officeooo:paragraph-rsid="0016893f"/>
    </style:style>
    <style:style style:name="P18" style:family="paragraph" style:parent-style-name="Heading_20_2">
      <style:paragraph-properties fo:text-align="center" style:justify-single-word="false"/>
    </style:style>
    <style:style style:name="P19" style:family="paragraph" style:parent-style-name="Heading_20_2">
      <style:text-properties officeooo:rsid="000d9db7" officeooo:paragraph-rsid="000d9db7"/>
    </style:style>
    <style:style style:name="P20" style:family="paragraph" style:parent-style-name="Heading_20_3">
      <style:text-properties officeooo:rsid="00112c07" officeooo:paragraph-rsid="00112c07"/>
    </style:style>
    <style:style style:name="P21" style:family="paragraph" style:parent-style-name="Heading_20_3">
      <style:text-properties officeooo:rsid="0008a91a" officeooo:paragraph-rsid="0008a91a"/>
    </style:style>
    <style:style style:name="P22" style:family="paragraph" style:parent-style-name="Text_20_body" style:list-style-name="L1">
      <style:text-properties officeooo:paragraph-rsid="0008a91a"/>
    </style:style>
    <style:style style:name="P23" style:family="paragraph" style:parent-style-name="Text_20_body" style:list-style-name="L1">
      <style:text-properties officeooo:paragraph-rsid="0008cdf3"/>
    </style:style>
    <style:style style:name="P24" style:family="paragraph" style:parent-style-name="Text_20_body" style:list-style-name="L1">
      <style:text-properties officeooo:rsid="0008cdf3" officeooo:paragraph-rsid="0008cdf3"/>
    </style:style>
    <style:style style:name="P25" style:family="paragraph" style:parent-style-name="Text_20_body" style:list-style-name="L2">
      <style:text-properties officeooo:rsid="0014fda0" officeooo:paragraph-rsid="0014fda0"/>
    </style:style>
    <style:style style:name="P26" style:family="paragraph" style:parent-style-name="Text_20_body" style:list-style-name="L3">
      <style:text-properties officeooo:paragraph-rsid="0007c2d4"/>
    </style:style>
    <style:style style:name="P27" style:family="paragraph" style:parent-style-name="Text_20_body" style:list-style-name="L3">
      <style:text-properties officeooo:rsid="0007c2d4" officeooo:paragraph-rsid="0007c2d4"/>
    </style:style>
    <style:style style:name="P28" style:family="paragraph" style:parent-style-name="Text_20_body" style:list-style-name="L4">
      <style:text-properties officeooo:rsid="00094d3d" officeooo:paragraph-rsid="00094d3d"/>
    </style:style>
    <style:style style:name="P29" style:family="paragraph" style:parent-style-name="Text_20_body" style:list-style-name="L5">
      <style:text-properties officeooo:rsid="000cdf9c" officeooo:paragraph-rsid="000cdf9c"/>
    </style:style>
    <style:style style:name="P30" style:family="paragraph" style:parent-style-name="Text_20_body" style:list-style-name="L6">
      <style:text-properties officeooo:rsid="0016893f" officeooo:paragraph-rsid="0016893f"/>
    </style:style>
    <style:style style:name="P31" style:family="paragraph" style:parent-style-name="Text_20_body" style:list-style-name="L10">
      <style:text-properties officeooo:rsid="0016893f" officeooo:paragraph-rsid="0016893f"/>
    </style:style>
    <style:style style:name="P32" style:family="paragraph" style:parent-style-name="Text_20_body" style:list-style-name="L11">
      <style:text-properties officeooo:rsid="0016893f" officeooo:paragraph-rsid="0016893f"/>
    </style:style>
    <style:style style:name="P33" style:family="paragraph" style:parent-style-name="Text_20_body" style:list-style-name="L6">
      <style:text-properties officeooo:rsid="000d9db7" officeooo:paragraph-rsid="000d9db7"/>
    </style:style>
    <style:style style:name="P34" style:family="paragraph" style:parent-style-name="Text_20_body" style:list-style-name="L7">
      <style:text-properties officeooo:rsid="000d9db7" officeooo:paragraph-rsid="000d9db7"/>
    </style:style>
    <style:style style:name="P35" style:family="paragraph" style:parent-style-name="Text_20_body" style:list-style-name="L7">
      <style:text-properties officeooo:rsid="000f050c" officeooo:paragraph-rsid="000f050c"/>
    </style:style>
    <style:style style:name="P36" style:family="paragraph" style:parent-style-name="Text_20_body" style:list-style-name="L8">
      <style:text-properties officeooo:rsid="000f050c" officeooo:paragraph-rsid="000f050c"/>
    </style:style>
    <style:style style:name="P37" style:family="paragraph" style:parent-style-name="Text_20_body" style:list-style-name="L9">
      <style:text-properties officeooo:rsid="000f050c" officeooo:paragraph-rsid="000f050c"/>
    </style:style>
    <style:style style:name="P38" style:family="paragraph" style:parent-style-name="Text_20_body" style:list-style-name="L10">
      <style:text-properties officeooo:rsid="000f050c" officeooo:paragraph-rsid="000f050c"/>
    </style:style>
    <style:style style:name="P39" style:family="paragraph" style:parent-style-name="Text_20_body" style:list-style-name="L10">
      <style:text-properties officeooo:rsid="000f48db" officeooo:paragraph-rsid="000f48db"/>
    </style:style>
    <style:style style:name="P40" style:family="paragraph" style:parent-style-name="Text_20_body" style:list-style-name="L11">
      <style:text-properties officeooo:rsid="000f48db" officeooo:paragraph-rsid="000f48db"/>
    </style:style>
    <style:style style:name="P41" style:family="paragraph">
      <style:paragraph-properties fo:text-align="center"/>
    </style:style>
    <style:style style:name="P42" style:family="paragraph">
      <loext:graphic-properties draw:fill="none" draw:fill-color="#ffffff"/>
      <style:paragraph-properties fo:text-align="center" style:writing-mode="lr-tb"/>
      <style:text-properties fo:color="#729fcf" fo:font-size="16pt" fo:font-weight="bold" style:font-size-asian="16pt" style:font-weight-asian="bold" style:font-size-complex="16pt" style:font-weight-complex="bold"/>
    </style:style>
    <style:style style:name="P43" style:family="paragraph">
      <loext:graphic-properties draw:fill-color="#ff0000"/>
    </style:style>
    <style:style style:name="T1" style:family="text">
      <style:text-properties officeooo:rsid="00035130"/>
    </style:style>
    <style:style style:name="T2" style:family="text">
      <style:text-properties officeooo:rsid="0005f543"/>
    </style:style>
    <style:style style:name="T3" style:family="text">
      <style:text-properties officeooo:rsid="0007c2d4"/>
    </style:style>
    <style:style style:name="T4" style:family="text">
      <style:text-properties officeooo:rsid="0008a91a"/>
    </style:style>
    <style:style style:name="T5" style:family="text">
      <style:text-properties officeooo:rsid="0004f7ca"/>
    </style:style>
    <style:style style:name="T6" style:family="text">
      <style:text-properties officeooo:rsid="0008cdf3"/>
    </style:style>
    <style:style style:name="T7" style:family="text">
      <style:text-properties officeooo:rsid="000a52ac"/>
    </style:style>
    <style:style style:name="T8" style:family="text">
      <style:text-properties officeooo:rsid="000d99a7"/>
    </style:style>
    <style:style style:name="T9" style:family="text">
      <style:text-properties officeooo:rsid="000f050c"/>
    </style:style>
    <style:style style:name="T10" style:family="text">
      <style:text-properties officeooo:rsid="0014fda0"/>
    </style:style>
    <style:style style:name="T11" style:family="text">
      <style:text-properties officeooo:rsid="00161865"/>
    </style:style>
    <style:style style:name="T12" style:family="text">
      <style:text-properties officeooo:rsid="0016893f"/>
    </style:style>
    <style:style style:name="T13" style:family="text">
      <style:text-properties fo:color="#729fcf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02in" svg:stroke-color="#729fcf" draw:marker-start-width="0.1984in" draw:marker-end="Arrow" draw:marker-end-width="0.1291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02in" svg:stroke-color="#729fcf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0811in" fo:min-width="0.0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0000" draw:textarea-horizontal-align="justify" draw:textarea-vertical-align="middle" draw:auto-grow-height="false" fo:min-height="0.0972in" fo:min-width="0.0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2">Case Study – Train Signaling System</text:h>
      <text:p text:style-name="P1">ecobee interview – Kendall Auel</text:p>
      <text:p text:style-name="P1"/>
      <text:p text:style-name="P2">This case study <text:span text:style-name="T3">highlights the design decisions involved in creating a train signaling system. It</text:span> will provide an interactive system for creating train track segments, connecting them together, <text:span text:style-name="T10">adding signals at specified locations, </text:span>adding trains to the tracks, and providing destination points for the trains. <text:span text:style-name="T3">The train traffic is then protected from collisions by use of a signaling system on each segment of track.</text:span></text:p>
      <text:h text:style-name="Heading_20_5" text:outline-level="5">Trains continue to travel until they arrive at a terminator (their destination).</text:h>
      <text:p text:style-name="P2">The system will <text:span text:style-name="T1">have automatic route planning to find optimal routes for the train to reach its destination.</text:span></text:p>
      <text:h text:style-name="Heading_20_2" text:outline-level="2">Technical Decisions</text:h>
      <text:p text:style-name="P6">The case study:</text:p>
      <text:list xml:id="list643867024" text:style-name="L1">
        <text:list-item>
          <text:p text:style-name="P22"><text:span text:style-name="T4">W</text:span><text:span text:style-name="T5">ill be implemented on a desktop PC </text:span><text:span text:style-name="T4">running Ubuntu Linux </text:span><text:span text:style-name="T6">(20.04)</text:span><text:span text:style-name="T4">.</text:span></text:p>
        </text:list-item>
        <text:list-item>
          <text:p text:style-name="P22"><text:span text:style-name="T4">Will be written in</text:span><text:span text:style-name="T5"> C++ </text:span><text:span text:style-name="T4">(g++ 9.4.0).</text:span></text:p>
        </text:list-item>
        <text:list-item>
          <text:p text:style-name="P23"><text:span text:style-name="T6">Development using an Eclipse C++ </text:span><text:span text:style-name="T10">CMake</text:span><text:span text:style-name="T6"> project.</text:span></text:p>
        </text:list-item>
        <text:list-item>
          <text:p text:style-name="P24">Source code will be committed to a github repository.</text:p>
        </text:list-item>
      </text:list>
      <text:p text:style-name="P14">The track network is essentially a special case of a non-directed graph, with the graph edges representing track segments, the edge weights are the track lengths, and the nodes are one of three flavors:</text:p>
      <text:list xml:id="list330537461" text:style-name="L2">
        <text:list-item>
          <text:p text:style-name="P25">Terminator (only one edge connected)</text:p>
        </text:list-item>
        <text:list-item>
          <text:p text:style-name="P25">Continuation (two edges are connected)</text:p>
        </text:list-item>
        <text:list-item>
          <text:p text:style-name="P25">Junction (three edges are connected)</text:p>
        </text:list-item>
      </text:list>
      <text:p text:style-name="P14">The junction isn’t a true graph node, since it has a left/right switch from the common edge to one of the fork edges. Also, there is no path possible from one fork edge to another.</text:p>
      <text:p text:style-name="P14">This will make route optimization a little tricky, since a straightforward adjacency list and breadth-first search must take into account the special junction rules.</text:p>
      <text:h text:style-name="Heading_20_2" text:outline-level="2">Basic Operation</text:h>
      <text:h text:style-name="P20" text:outline-level="3">Signals</text:h>
      <text:p text:style-name="P13">As an embedded system case study, the main part of this project that represents <text:span text:style-name="T11">a device under control</text:span> is the signal <text:span text:style-name="T11">device</text:span>. <text:span text:style-name="T11">To more accurately represent distributed embedded microprocessors, the signal </text:span><text:soft-page-break/><text:span text:style-name="T11">objects could run as separate threads, with simulated train sensing devices and a communication protocol.</text:span></text:p>
      <text:h text:style-name="P21" text:outline-level="3">Track Segment</text:h>
      <text:p text:style-name="P3">A track segment has a length and two endpoints.</text:p>
      <text:p text:style-name="P5"><text:span text:style-name="T2">An endpoint </text:span><text:span text:style-name="T11">is attached to a node. Each node can have up to three endpoints.</text:span><text:span text:style-name="T2"> </text:span><text:span text:style-name="T11">Each endpoint can also support a signaling device.</text:span></text:p>
      <text:p text:style-name="P4">If the endpoint has:</text:p>
      <text:list xml:id="list167584229" text:style-name="L3">
        <text:list-item>
          <text:p text:style-name="P27"><text:span text:style-name="T11">One</text:span> connection – it is a terminator. The train stops at the endpoint.</text:p>
        </text:list-item>
        <text:list-item>
          <text:p text:style-name="P27"><text:span text:style-name="T11">Two </text:span>connection<text:span text:style-name="T11">s</text:span> – it is a continuation. The train stops only if <text:span text:style-name="T11">a</text:span> signal is red.</text:p>
        </text:list-item>
        <text:list-item>
          <text:p text:style-name="P26"><text:span text:style-name="T11">Three</text:span><text:span text:style-name="T3"> connections – it is a junction. The junction can be set to left or right. The train stops only if the </text:span><text:span text:style-name="T4">switched connection</text:span><text:span text:style-name="T3"> signal is red, </text:span><text:span text:style-name="T11">or if incoming from a fork that is not switched.</text:span></text:p>
        </text:list-item>
      </text:list>
      <text:h text:style-name="Heading_20_3" text:outline-level="3">Train</text:h>
      <text:p text:style-name="P7">A train has a length, a direction, and a destination. It may also have a velocity, acceleration, and maximum velocity – although that can be skipped for simplicity.</text:p>
      <text:list xml:id="list4139021330" text:style-name="L4">
        <text:list-item>
          <text:p text:style-name="P28"><text:span text:style-name="T11">We can ignore the </text:span>length <text:span text:style-name="T11">by assuming it </text:span>is <text:span text:style-name="T11">always </text:span>less than one track segment.</text:p>
        </text:list-item>
        <text:list-item>
          <text:p text:style-name="P28">Direction is relative to the track segment that the train is currently on (toward endpoint <text:span text:style-name="T11">A</text:span> or endpoint <text:span text:style-name="T11">B</text:span>).</text:p>
        </text:list-item>
        <text:list-item>
          <text:p text:style-name="P28">The destination is an endpoint of a specific track segment, <text:span text:style-name="T7">and a route to get there.</text:span></text:p>
        </text:list-item>
      </text:list>
      <text:h text:style-name="Heading_20_3" text:outline-level="3">Route</text:h>
      <text:p text:style-name="P15">The only control a train has over its route is the setting of the junction switches. At its simplest, a route is an ordered list of junction switch settings, and only for junctions we approach from the common edge.</text:p>
      <text:h text:style-name="Heading_20_3" text:outline-level="3">Simulation</text:h>
      <text:p text:style-name="P8">There are two elements of the simulation.</text:p>
      <text:list xml:id="list2030376594" text:style-name="L5">
        <text:list-item>
          <text:p text:style-name="P29">The movement of trains from one segment to the next.</text:p>
        </text:list-item>
        <text:list-item>
          <text:p text:style-name="P29">The update of signals to reflect safety of passage into each segment.</text:p>
        </text:list-item>
      </text:list>
      <text:p text:style-name="P9">Generally speaking, the importance of the signals is at junction points. We do not want a train entering a section of continuous track only to stop partway due an oncoming train. Both trains will be required to stop, resulting in a deadlock.</text:p>
      <text:p text:style-name="P9">Instead, we want trains to proceed through a junction only if we can protect the train’s route through to its next junction passage.</text:p>
      <text:p text:style-name="P9"><text:soft-page-break/>If a train is following another train going in the same direction, the signal at each continuous connection point serves to prevent the lead train from being rear-ended. But these signals won’t cause a deadlock as both trains can continue moving.</text:p>
      <text:p text:style-name="P7">Each simulation step will transfer a moving train from the segment it is currently on to the next segment in its direction of motion, provided <text:span text:style-name="T12">the </text:span><text:span text:style-name="T8">signal in front of it is green.</text:span></text:p>
      <text:p text:style-name="P10">Then, the safety signals are re-evaluated based on the new position of the train.</text:p>
      <text:p text:style-name="P10">If no train can continue moving (at a terminator, at its destination, or its signal stays red) then the simulation is complete.</text:p>
      <text:h text:style-name="P19" text:outline-level="2">Implementation</text:h>
      <text:p text:style-name="P10">The main objects for the implementation for the track layout are:</text:p>
      <text:list xml:id="list2345144595" text:style-name="L6">
        <text:list-item>
          <text:p text:style-name="P30">Graph edges (the track segments)</text:p>
          <text:list>
            <text:list-item>
              <text:p text:style-name="P30">Optional signal at one or both endpoints.</text:p>
            </text:list-item>
          </text:list>
        </text:list-item>
        <text:list-item>
          <text:p text:style-name="P30">Graph nodes (the connection points)</text:p>
          <text:list>
            <text:list-item>
              <text:p text:style-name="P33"><text:span text:style-name="T12">J</text:span>unction switch <text:span text:style-name="T12">setting (for junctions)</text:span></text:p>
            </text:list-item>
          </text:list>
        </text:list-item>
        <text:list-item>
          <text:p text:style-name="P30">Collections of edges and nodes for iterating as needed.</text:p>
        </text:list-item>
      </text:list>
      <text:p text:style-name="P10">Each train consists of</text:p>
      <text:list xml:id="list4197427717" text:style-name="L7">
        <text:list-item>
          <text:p text:style-name="P34">The train attributes <text:span text:style-name="T9">(length, position, direction)</text:span></text:p>
        </text:list-item>
        <text:list-item>
          <text:p text:style-name="P34">The route</text:p>
          <text:list>
            <text:list-item>
              <text:p text:style-name="P35">Current route status</text:p>
            </text:list-item>
          </text:list>
        </text:list-item>
      </text:list>
      <text:p text:style-name="P11">In addition we will have <text:span text:style-name="T12">interactive functions:</text:span></text:p>
      <text:list xml:id="list565132952" text:style-name="L8">
        <text:list-item>
          <text:p text:style-name="P36">The track layout builder</text:p>
        </text:list-item>
        <text:list-item>
          <text:p text:style-name="P36">The train placer / route builder</text:p>
        </text:list-item>
        <text:list-item>
          <text:p text:style-name="P36">The train motion simulator</text:p>
        </text:list-item>
      </text:list>
      <text:h text:style-name="Heading_20_5" text:outline-level="5">Track Segment <text:span text:style-name="T12">(Edge)</text:span></text:h>
      <text:p text:style-name="P11">Data:</text:p>
      <text:list xml:id="list2967750264" text:style-name="L9">
        <text:list-item>
          <text:p text:style-name="P37">Identifier</text:p>
        </text:list-item>
        <text:list-item>
          <text:p text:style-name="P37">Length</text:p>
        </text:list-item>
        <text:list-item>
          <text:p text:style-name="P37">Connection <text:span text:style-name="T12">(node) </text:span>1 <text:span text:style-name="T12">and node connection type</text:span></text:p>
        </text:list-item>
        <text:list-item>
          <text:p text:style-name="P37">Connection <text:span text:style-name="T12">(node) </text:span>2 <text:span text:style-name="T12">and node connection type</text:span></text:p>
        </text:list-item>
        <text:list-item>
          <text:p text:style-name="P37">Pointer to occupying train (or null)</text:p>
        </text:list-item>
      </text:list>
      <text:p text:style-name="P11"><text:soft-page-break/>Methods:</text:p>
      <text:list xml:id="list2146762405" text:style-name="L10">
        <text:list-item>
          <text:p text:style-name="P38">Connect track segment</text:p>
        </text:list-item>
        <text:list-item>
          <text:p text:style-name="P31">Get signal status for an endpoint</text:p>
        </text:list-item>
        <text:list-item>
          <text:p text:style-name="P31">Get node for an endpoint</text:p>
        </text:list-item>
        <text:list-item>
          <text:p text:style-name="P39">Set occupying train</text:p>
        </text:list-item>
      </text:list>
      <text:h text:style-name="Heading_20_5" text:outline-level="5">Track Connection <text:span text:style-name="T12">(Node)</text:span></text:h>
      <text:p text:style-name="P12">Data:</text:p>
      <text:list xml:id="list2291831802" text:style-name="L11">
        <text:list-item>
          <text:p text:style-name="P40">Identifier</text:p>
        </text:list-item>
        <text:list-item>
          <text:p text:style-name="P32">Track (edge) 1 and endpoint – this is a terminator, continuation, or junction common</text:p>
        </text:list-item>
        <text:list-item>
          <text:p text:style-name="P32">Track (edge) 2 and endpoint – this is a continuation, or junction left fork</text:p>
        </text:list-item>
        <text:list-item>
          <text:p text:style-name="P32">Track (edge) 3 and endpoint – this is a junction right fork</text:p>
        </text:list-item>
        <text:list-item>
          <text:p text:style-name="P32">Junction switch setting</text:p>
        </text:list-item>
      </text:list>
      <text:p text:style-name="P16"><draw:custom-shape text:anchor-type="paragraph" draw:z-index="37" draw:name="Shape1_11" draw:style-name="gr4" draw:text-style-name="P41" svg:width="0.115in" svg:height="0.115in" svg:x="-0.15in" svg:y="2.5902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8" draw:name="Shape5_12" draw:style-name="gr1" draw:text-style-name="P42" svg:width="0.4276in" svg:height="0.2921in" svg:x="0.2862in" svg:y="2.6547in"><draw:text-box><text:p text:style-name="P41"><text:span text:style-name="T13">1</text:span></text:p></draw:text-box></draw:frame><draw:line text:anchor-type="paragraph" draw:z-index="39" draw:name="Shape2_7" draw:style-name="gr3" draw:text-style-name="P41" svg:x1="2.4236in" svg:y1="2.6689in" svg:x2="1.1689in" svg:y2="2.6634in"><text:p/></draw:line><draw:line text:anchor-type="paragraph" draw:z-index="40" draw:name="Shape3_3" draw:style-name="gr2" draw:text-style-name="P41" svg:x1="2.6043in" svg:y1="2.6756in" svg:x2="4.0098in" svg:y2="2.713in"><text:p/></draw:line><draw:custom-shape text:anchor-type="paragraph" draw:z-index="41" draw:name="Shape1_12" draw:style-name="gr4" draw:text-style-name="P41" svg:width="0.115in" svg:height="0.115in" svg:x="2.461in" svg:y="2.6181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Shape1_13" draw:style-name="gr4" draw:text-style-name="P41" svg:width="0.115in" svg:height="0.115in" svg:x="4.0516in" svg:y="2.673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name="Shape1_14" draw:style-name="gr4" draw:text-style-name="P41" svg:width="0.115in" svg:height="0.115in" svg:x="5.461in" svg:y="1.9862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Shape1_15" draw:style-name="gr4" draw:text-style-name="P41" svg:width="0.115in" svg:height="0.115in" svg:x="5.5028in" svg:y="3.5835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name="Shape1_16" draw:style-name="gr4" draw:text-style-name="P41" svg:width="0.115in" svg:height="0.115in" svg:x="7.0374in" svg:y="1.951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Shape1_17" draw:style-name="gr4" draw:text-style-name="P41" svg:width="0.115in" svg:height="0.115in" svg:x="7.0583in" svg:y="3.6807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7" draw:name="Shape2_8" draw:style-name="gr3" draw:text-style-name="P41" svg:x1="5.4098in" svg:y1="2.0646in" svg:x2="4.1965in" svg:y2="2.6217in"><text:p/></draw:line><draw:line text:anchor-type="paragraph" draw:z-index="48" draw:name="Shape2_9" draw:style-name="gr3" draw:text-style-name="P41" svg:x1="5.4654in" svg:y1="3.5925in" svg:x2="4.1661in" svg:y2="2.7882in"><text:p/></draw:line><draw:line text:anchor-type="paragraph" draw:z-index="49" draw:name="Shape2_10" draw:style-name="gr3" draw:text-style-name="P41" svg:x1="6.9791in" svg:y1="2.002in" svg:x2="5.6272in" svg:y2="2.0382in"><text:p/></draw:line><draw:line text:anchor-type="paragraph" draw:z-index="50" draw:name="Shape2_11" draw:style-name="gr3" draw:text-style-name="P41" svg:x1="7.0142in" svg:y1="3.7173in" svg:x2="5.648in" svg:y2="3.6701in"><text:p/></draw:line><draw:custom-shape text:anchor-type="paragraph" draw:z-index="51" draw:name="Shape6" draw:style-name="gr5" draw:text-style-name="P43" svg:width="0.0976in" svg:height="0.1949in" svg:x="4.1965in" svg:y="2.4957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2" draw:name="Shape6_0" draw:style-name="gr5" draw:text-style-name="P43" svg:width="0.0976in" svg:height="0.1949in" svg:x="3.9307in" svg:y="2.628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3" draw:name="Shape6_1" draw:style-name="gr5" draw:text-style-name="P43" svg:width="0.0976in" svg:height="0.1949in" svg:x="4.1661in" svg:y="2.6902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54" draw:name="Shape5_13" draw:style-name="gr1" draw:text-style-name="P42" svg:width="0.4276in" svg:height="0.2921in" svg:x="3.0638in" svg:y="2.6756in"><draw:text-box><text:p text:style-name="P41"><text:span text:style-name="T13">3</text:span></text:p></draw:text-box></draw:frame><draw:custom-shape text:anchor-type="paragraph" draw:z-index="55" draw:name="Shape1_18" draw:style-name="gr4" draw:text-style-name="P41" svg:width="0.115in" svg:height="0.115in" svg:x="1.0165in" svg:y="2.6043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6" draw:name="Shape2_12" draw:style-name="gr3" draw:text-style-name="P41" svg:x1="0.9724in" svg:y1="2.6547in" svg:x2="0.0043in" svg:y2="2.6492in"><text:p/></draw:line><draw:frame text:anchor-type="paragraph" draw:z-index="57" draw:name="Shape5_14" draw:style-name="gr1" draw:text-style-name="P42" svg:width="0.4276in" svg:height="0.2921in" svg:x="1.6126in" svg:y="2.6634in"><draw:text-box><text:p text:style-name="P41"><text:span text:style-name="T13">2</text:span></text:p></draw:text-box></draw:frame><draw:frame text:anchor-type="paragraph" draw:z-index="58" draw:name="Shape5_15" draw:style-name="gr1" draw:text-style-name="P42" svg:width="0.4276in" svg:height="0.2921in" svg:x="4.4945in" svg:y="1.9673in"><draw:text-box><text:p text:style-name="P41"><text:span text:style-name="T13">4</text:span></text:p></draw:text-box></draw:frame><draw:frame text:anchor-type="paragraph" draw:z-index="59" draw:name="Shape5_16" draw:style-name="gr1" draw:text-style-name="P42" svg:width="0.4276in" svg:height="0.2921in" svg:x="6.0709in" svg:y="1.6689in"><draw:text-box><text:p text:style-name="P41"><text:span text:style-name="T13">5</text:span></text:p></draw:text-box></draw:frame><draw:frame text:anchor-type="paragraph" draw:z-index="60" draw:name="Shape5_17" draw:style-name="gr1" draw:text-style-name="P42" svg:width="0.4276in" svg:height="0.2921in" svg:x="4.4945in" svg:y="3.2102in"><draw:text-box><text:p text:style-name="P41"><text:span text:style-name="T13">6</text:span></text:p></draw:text-box></draw:frame><draw:frame text:anchor-type="paragraph" draw:z-index="61" draw:name="Shape5_18" draw:style-name="gr1" draw:text-style-name="P42" svg:width="0.4276in" svg:height="0.2921in" svg:x="6.078in" svg:y="3.7591in"><draw:text-box><text:p text:style-name="P41"><text:span text:style-name="T13">7</text:span></text:p></draw:text-box></draw:frame></text:p>
      <text:p text:style-name="P17"><draw:custom-shape text:anchor-type="paragraph" draw:z-index="0" draw:name="Shape1" draw:style-name="gr4" draw:text-style-name="P41" svg:width="0.115in" svg:height="0.115in" svg:x="1.4516in" svg:y="1.69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_0" draw:style-name="gr4" draw:text-style-name="P41" svg:width="0.115in" svg:height="0.115in" svg:x="1.2161in" svg:y="4.56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_1" draw:style-name="gr4" draw:text-style-name="P41" svg:width="0.115in" svg:height="0.115in" svg:x="0.4937in" svg:y="2.6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_2" draw:style-name="gr4" draw:text-style-name="P41" svg:width="0.115in" svg:height="0.115in" svg:x="3.3693in" svg:y="2.6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_3" draw:style-name="gr4" draw:text-style-name="P41" svg:width="0.115in" svg:height="0.115in" svg:x="3.1807in" svg:y="3.995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1_4" draw:style-name="gr4" draw:text-style-name="P41" svg:width="0.115in" svg:height="0.115in" svg:x="5.1992in" svg:y="3.85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1_5" draw:style-name="gr4" draw:text-style-name="P41" svg:width="0.115in" svg:height="0.115in" svg:x="3.2256in" svg:y="1.6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1_6" draw:style-name="gr4" draw:text-style-name="P41" svg:width="0.115in" svg:height="0.115in" svg:x="5.1791in" svg:y="1.82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1_7" draw:style-name="gr4" draw:text-style-name="P41" svg:width="0.115in" svg:height="0.115in" svg:x="6.4201in" svg:y="1.52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1_8" draw:style-name="gr4" draw:text-style-name="P41" svg:width="0.115in" svg:height="0.115in" svg:x="6.5in" svg:y="0.386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1_9" draw:style-name="gr4" draw:text-style-name="P41" svg:width="0.115in" svg:height="0.115in" svg:x="5.5445in" svg:y="4.99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1_10" draw:style-name="gr4" draw:text-style-name="P41" svg:width="0.115in" svg:height="0.115in" svg:x="7.5071in" svg:y="4.707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" draw:name="Shape3" draw:style-name="gr2" draw:text-style-name="P41" svg:x1="3.372in" svg:y1="4.0339in" svg:x2="5.1559in" svg:y2="3.9146in"><text:p/></draw:line><draw:line text:anchor-type="paragraph" draw:z-index="13" draw:name="Shape3_0" draw:style-name="gr2" draw:text-style-name="P41" svg:x1="5.2512in" svg:y1="3.7945in" svg:x2="5.2465in" svg:y2="1.9807in"><text:p/></draw:line><draw:line text:anchor-type="paragraph" draw:z-index="14" draw:name="Shape3_1" draw:style-name="gr2" draw:text-style-name="P41" svg:x1="5.3256in" svg:y1="1.8394in" svg:x2="6.3972in" svg:y2="1.622in"><text:p/></draw:line><draw:line text:anchor-type="paragraph" draw:z-index="15" draw:name="Shape3_2" draw:style-name="gr2" draw:text-style-name="P41" svg:x1="0.6083in" svg:y1="2.6634in" svg:x2="1.4512in" svg:y2="1.8071in"><text:p/></draw:line><draw:line text:anchor-type="paragraph" draw:z-index="16" draw:name="Shape2_0" draw:style-name="gr3" draw:text-style-name="P41" svg:x1="1.6181in" svg:y1="1.7327in" svg:x2="3.1882in" svg:y2="1.7028in"><text:p/></draw:line><draw:line text:anchor-type="paragraph" draw:z-index="17" draw:name="Shape2_1" draw:style-name="gr3" draw:text-style-name="P41" svg:x1="0.6083in" svg:y1="2.778in" svg:x2="1.2264in" svg:y2="4.5043in"><text:p/></draw:line><draw:line text:anchor-type="paragraph" draw:z-index="18" draw:name="Shape2_2" draw:style-name="gr3" draw:text-style-name="P41" svg:x1="1.5689in" svg:y1="1.8291in" svg:x2="3.3378in" svg:y2="2.6618in"><text:p/></draw:line><draw:line text:anchor-type="paragraph" draw:z-index="19" draw:name="Shape2_3" draw:style-name="gr3" draw:text-style-name="P41" svg:x1="3.3681in" svg:y1="1.7098in" svg:x2="5.1319in" svg:y2="1.8642in"><text:p/></draw:line><draw:line text:anchor-type="paragraph" draw:z-index="20" draw:name="Shape2_4" draw:style-name="gr3" draw:text-style-name="P41" svg:x1="6.4772in" svg:y1="1.4862in" svg:x2="6.5425in" svg:y2="0.5535in"><text:p/></draw:line><draw:line text:anchor-type="paragraph" draw:z-index="21" draw:name="Shape2_5" draw:style-name="gr3" draw:text-style-name="P41" svg:x1="1.372in" svg:y1="4.6154in" svg:x2="5.5039in" svg:y2="5.0598in"><text:p/></draw:line><draw:line text:anchor-type="paragraph" draw:z-index="22" draw:name="Shape2_6" draw:style-name="gr3" draw:text-style-name="P41" svg:x1="5.2752in" svg:y1="4.0043in" svg:x2="5.5531in" svg:y2="4.9142in"><text:p/></draw:line><draw:path text:anchor-type="paragraph" draw:z-index="23" draw:name="Shape4" draw:style-name="gr3" draw:text-style-name="P41" svg:width="3.5075in" svg:height="1.7386in" draw:transform="rotate (-0.120078652537211) translate (3.73337104992456in 1.25378200472845in)" svg:viewBox="0 0 8910 4417" svg:d="M7379 20c299 21 706-131 914 171 127 183 398 271 445 520 26 137 127 260 138 404 11 152 45 300 30 455-15 148-17 301-35 450-18 157-36 324-96 472-62 153-99 323-200 458-116 154-196 347-367 451-131 80-267 155-407 216-129 56-254 140-390 161-151 23-291 73-432 116-147 45-289 116-441 142-219 37-443 81-662 106-165 19-330 32-492 47-190 18-374 134-563 93-154-33-170-292-143-441 58-322-343-204-470-199-175 7-261 211-325 371-63 157 178 396-230 321-254-46-512 108-766 80-312-34-607-3-909-121-259-102-568 19-815-104-170-85-344-53-492-158-136-96-295-152-456-188l-138 4-77-106"><text:p/></draw:path><draw:frame text:anchor-type="paragraph" draw:z-index="24" draw:name="Shape5" draw:style-name="gr1" draw:text-style-name="P42" svg:width="0.4276in" svg:height="0.2921in" svg:x="2.2925in" svg:y="4.2291in"><draw:text-box><text:p text:style-name="P41"><text:span text:style-name="T13">1</text:span></text:p></draw:text-box></draw:frame><draw:frame text:anchor-type="paragraph" draw:z-index="25" draw:name="Shape5_0" draw:style-name="gr1" draw:text-style-name="P42" svg:width="0.4276in" svg:height="0.2921in" svg:x="4.0457in" svg:y="4.0866in"><draw:text-box><text:p text:style-name="P41"><text:span text:style-name="T13">2</text:span></text:p></draw:text-box></draw:frame><draw:frame text:anchor-type="paragraph" draw:z-index="26" draw:name="Shape5_2" draw:style-name="gr1" draw:text-style-name="P42" svg:width="0.4276in" svg:height="0.2921in" svg:x="4.9209in" svg:y="2.2535in"><draw:text-box><text:p text:style-name="P41"><text:span text:style-name="T13">3</text:span></text:p></draw:text-box></draw:frame><draw:frame text:anchor-type="paragraph" draw:z-index="27" draw:name="Shape5_1" draw:style-name="gr1" draw:text-style-name="P42" svg:width="0.4276in" svg:height="0.2921in" svg:x="4.0665in" svg:y="1.4618in"><draw:text-box><text:p text:style-name="P41"><text:span text:style-name="T13">4</text:span></text:p></draw:text-box></draw:frame><draw:frame text:anchor-type="paragraph" draw:z-index="28" draw:name="Shape5_3" draw:style-name="gr1" draw:text-style-name="P42" svg:width="0.4276in" svg:height="0.2921in" svg:x="2.2228in" svg:y="1.3575in"><draw:text-box><text:p text:style-name="P41"><text:span text:style-name="T13">6</text:span></text:p></draw:text-box></draw:frame><draw:frame text:anchor-type="paragraph" draw:z-index="29" draw:name="Shape5_4" draw:style-name="gr1" draw:text-style-name="P42" svg:width="0.4276in" svg:height="0.2921in" svg:x="0.702in" svg:y="1.9098in"><draw:text-box><text:p text:style-name="P41"><text:span text:style-name="T13">7</text:span></text:p></draw:text-box></draw:frame><draw:frame text:anchor-type="paragraph" draw:z-index="30" draw:name="Shape5_5" draw:style-name="gr1" draw:text-style-name="P42" svg:width="0.4276in" svg:height="0.2921in" svg:x="0.5598in" svg:y="3.4827in"><draw:text-box><text:p text:style-name="P41"><text:span text:style-name="T13">8</text:span></text:p></draw:text-box></draw:frame><draw:frame text:anchor-type="paragraph" draw:z-index="31" draw:name="Shape5_6" draw:style-name="gr1" draw:text-style-name="P42" svg:width="0.4276in" svg:height="0.2921in" svg:x="5.348in" svg:y="4.1874in"><draw:text-box><text:p text:style-name="P41"><text:span text:style-name="T13">12</text:span></text:p></draw:text-box></draw:frame><draw:frame text:anchor-type="paragraph" draw:z-index="32" draw:name="Shape5_7" draw:style-name="gr1" draw:text-style-name="P42" svg:width="0.4276in" svg:height="0.2921in" svg:x="6.4035in" svg:y="4.6291in"><draw:text-box><text:p text:style-name="P41"><text:span text:style-name="T13">13</text:span></text:p></draw:text-box></draw:frame><draw:frame text:anchor-type="paragraph" draw:z-index="33" draw:name="Shape5_8" draw:style-name="gr1" draw:text-style-name="P42" svg:width="0.4276in" svg:height="0.2921in" svg:x="2.1709in" svg:y="2.3055in"><draw:text-box><text:p text:style-name="P41"><text:span text:style-name="T13">10</text:span></text:p></draw:text-box></draw:frame><draw:frame text:anchor-type="paragraph" draw:z-index="34" draw:name="Shape5_9" draw:style-name="gr1" draw:text-style-name="P42" svg:width="0.4276in" svg:height="0.2921in" svg:x="6.8583in" svg:y="1.3783in"><draw:text-box><text:p text:style-name="P41"><text:span text:style-name="T13">11</text:span></text:p></draw:text-box></draw:frame><draw:frame text:anchor-type="paragraph" draw:z-index="35" draw:name="Shape5_10" draw:style-name="gr1" draw:text-style-name="P42" svg:width="0.4276in" svg:height="0.2921in" svg:x="5.5874in" svg:y="1.389in"><draw:text-box><text:p text:style-name="P41"><text:span text:style-name="T13">5</text:span></text:p></draw:text-box></draw:frame><draw:frame text:anchor-type="paragraph" draw:z-index="36" draw:name="Shape5_11" draw:style-name="gr1" draw:text-style-name="P42" svg:width="0.4276in" svg:height="0.2921in" svg:x="6.1602in" svg:y="0.7953in"><draw:text-box><text:p text:style-name="P41"><text:span text:style-name="T13">9</text:span></text:p></draw:text-box></draw:frame><draw:line text:anchor-type="paragraph" draw:z-index="62" draw:name="Shape3_4" draw:style-name="gr2" draw:text-style-name="P41" svg:x1="7.4764in" svg:y1="4.7957in" svg:x2="5.7055in" svg:y2="5.0528in"><text:p/></draw:line><draw:line text:anchor-type="paragraph" draw:z-index="63" draw:name="Shape3_5" draw:style-name="gr2" draw:text-style-name="P41" svg:x1="3.1224in" svg:y1="4.0598in" svg:x2="1.3654in" svg:y2="4.5598in"><text:p/></draw:line><draw:frame text:anchor-type="paragraph" draw:z-index="64" draw:name="Shape5_20" draw:style-name="gr1" draw:text-style-name="P42" svg:width="0.4276in" svg:height="0.2921in" svg:x="3.2335in" svg:y="4.8445in"><draw:text-box><text:p text:style-name="P41"><text:span text:style-name="T13">14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4T19:08:26.661494189</meta:creation-date>
    <dc:date>2023-04-12T18:02:56.053417589</dc:date>
    <meta:editing-duration>PT3H48M35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5" meta:paragraph-count="78" meta:word-count="931" meta:character-count="5377" meta:non-whitespace-character-count="4555"/>
  </office:meta>
</office:document-meta>
</file>